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1"/>
        <table:table-row table:style-name="ro1">
          <table:table-cell/>
          <table:table-cell table:style-name="ce2" office:value-type="string" calcext:value-type="string">
            <text:p>Average service time server 0</text:p>
          </table:table-cell>
          <table:table-cell table:style-name="ce2" office:value-type="string" calcext:value-type="string">
            <text:p>Utilization server 0</text:p>
          </table:table-cell>
          <table:table-cell table:style-name="ce2" office:value-type="string" calcext:value-type="string">
            <text:p>Average service time server 1</text:p>
          </table:table-cell>
          <table:table-cell table:style-name="ce2" office:value-type="string" calcext:value-type="string">
            <text:p>Utilization server 1</text:p>
          </table:table-cell>
          <table:table-cell table:style-name="ce2" office:value-type="string" calcext:value-type="string">
            <text:p>Average service time server 2</text:p>
          </table:table-cell>
          <table:table-cell table:style-name="ce2" office:value-type="string" calcext:value-type="string">
            <text:p>Utilization server 2</text:p>
          </table:table-cell>
          <table:table-cell table:style-name="ce2" office:value-type="string" calcext:value-type="string">
            <text:p>Average interarrival time</text:p>
          </table:table-cell>
          <table:table-cell table:style-name="ce2" office:value-type="string" calcext:value-type="string">
            <text:p>People who had to wait in line</text:p>
          </table:table-cell>
          <table:table-cell table:style-name="ce2" office:value-type="string" calcext:value-type="string">
            <text:p>Total average wait time</text:p>
          </table:table-cell>
          <table:table-cell table:style-name="ce2" office:value-type="string" calcext:value-type="string">
            <text:p>Lost Customers</text:p>
          </table:table-cell>
          <table:table-cell table:style-name="ce2" office:value-type="string" calcext:value-type="string">
            <text:p>Users Finished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109087490478365" calcext:value-type="float">
            <text:p>0.109087490478365</text:p>
          </table:table-cell>
          <table:table-cell office:value-type="float" office:value="0.870960047582246" calcext:value-type="float">
            <text:p>0.870960047582246</text:p>
          </table:table-cell>
          <table:table-cell office:value-type="float" office:value="0.102663516397037" calcext:value-type="float">
            <text:p>0.102663516397037</text:p>
          </table:table-cell>
          <table:table-cell office:value-type="float" office:value="0.873684800280837" calcext:value-type="float">
            <text:p>0.873684800280837</text:p>
          </table:table-cell>
          <table:table-cell office:value-type="float" office:value="0.0952791797421832" calcext:value-type="float">
            <text:p>0.095279179742183</text:p>
          </table:table-cell>
          <table:table-cell office:value-type="float" office:value="0.923963926675821" calcext:value-type="float">
            <text:p>0.923963926675821</text:p>
          </table:table-cell>
          <table:table-cell office:value-type="float" office:value="10.0339421707724" calcext:value-type="float">
            <text:p>10.0339421707724</text:p>
          </table:table-cell>
          <table:table-cell office:value-type="float" office:value="31" calcext:value-type="float">
            <text:p>31</text:p>
          </table:table-cell>
          <table:table-cell office:value-type="float" office:value="51349.1784850004" calcext:value-type="float">
            <text:p>51349.178485000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104736632312085" calcext:value-type="float">
            <text:p>0.104736632312085</text:p>
          </table:table-cell>
          <table:table-cell office:value-type="float" office:value="0.909401290546153" calcext:value-type="float">
            <text:p>0.909401290546153</text:p>
          </table:table-cell>
          <table:table-cell office:value-type="float" office:value="0.100418017431373" calcext:value-type="float">
            <text:p>0.100418017431373</text:p>
          </table:table-cell>
          <table:table-cell office:value-type="float" office:value="0.925850662614194" calcext:value-type="float">
            <text:p>0.925850662614194</text:p>
          </table:table-cell>
          <table:table-cell office:value-type="float" office:value="0.0917738629183498" calcext:value-type="float">
            <text:p>0.09177386291835</text:p>
          </table:table-cell>
          <table:table-cell office:value-type="float" office:value="0.952839646003742" calcext:value-type="float">
            <text:p>0.952839646003742</text:p>
          </table:table-cell>
          <table:table-cell office:value-type="float" office:value="10.253973575023" calcext:value-type="float">
            <text:p>10.253973575023</text:p>
          </table:table-cell>
          <table:table-cell office:value-type="float" office:value="27" calcext:value-type="float">
            <text:p>27</text:p>
          </table:table-cell>
          <table:table-cell office:value-type="float" office:value="82511.9174187695" calcext:value-type="float">
            <text:p>82511.9174187695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113040884673163" calcext:value-type="float">
            <text:p>0.113040884673163</text:p>
          </table:table-cell>
          <table:table-cell office:value-type="float" office:value="0.836908118918934" calcext:value-type="float">
            <text:p>0.836908118918934</text:p>
          </table:table-cell>
          <table:table-cell office:value-type="float" office:value="0.101922722926158" calcext:value-type="float">
            <text:p>0.101922722926158</text:p>
          </table:table-cell>
          <table:table-cell office:value-type="float" office:value="0.866114533308548" calcext:value-type="float">
            <text:p>0.866114533308548</text:p>
          </table:table-cell>
          <table:table-cell office:value-type="float" office:value="0.0970280825820104" calcext:value-type="float">
            <text:p>0.097028082582011</text:p>
          </table:table-cell>
          <table:table-cell office:value-type="float" office:value="0.870674755405036" calcext:value-type="float">
            <text:p>0.870674755405036</text:p>
          </table:table-cell>
          <table:table-cell office:value-type="float" office:value="10.5350500911766" calcext:value-type="float">
            <text:p>10.5350500911766</text:p>
          </table:table-cell>
          <table:table-cell office:value-type="float" office:value="29" calcext:value-type="float">
            <text:p>29</text:p>
          </table:table-cell>
          <table:table-cell office:value-type="float" office:value="49239.5073586413" calcext:value-type="float">
            <text:p>49239.5073586413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115849133063211" calcext:value-type="float">
            <text:p>0.115849133063211</text:p>
          </table:table-cell>
          <table:table-cell office:value-type="float" office:value="0.930833236255968" calcext:value-type="float">
            <text:p>0.930833236255968</text:p>
          </table:table-cell>
          <table:table-cell office:value-type="float" office:value="0.117673263197115" calcext:value-type="float">
            <text:p>0.117673263197115</text:p>
          </table:table-cell>
          <table:table-cell office:value-type="float" office:value="0.894949512960418" calcext:value-type="float">
            <text:p>0.894949512960418</text:p>
          </table:table-cell>
          <table:table-cell office:value-type="float" office:value="0.0894821834130219" calcext:value-type="float">
            <text:p>0.089482183413022</text:p>
          </table:table-cell>
          <table:table-cell office:value-type="float" office:value="0.943132621005966" calcext:value-type="float">
            <text:p>0.943132621005966</text:p>
          </table:table-cell>
          <table:table-cell office:value-type="float" office:value="9.2424107114573" calcext:value-type="float">
            <text:p>9.2424107114573</text:p>
          </table:table-cell>
          <table:table-cell office:value-type="float" office:value="63" calcext:value-type="float">
            <text:p>63</text:p>
          </table:table-cell>
          <table:table-cell office:value-type="float" office:value="96052.7839232789" calcext:value-type="float">
            <text:p>96052.783923278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110794883676275" calcext:value-type="float">
            <text:p>0.110794883676275</text:p>
          </table:table-cell>
          <table:table-cell office:value-type="float" office:value="0.904023627646281" calcext:value-type="float">
            <text:p>0.904023627646281</text:p>
          </table:table-cell>
          <table:table-cell office:value-type="float" office:value="0.102960395362093" calcext:value-type="float">
            <text:p>0.102960395362093</text:p>
          </table:table-cell>
          <table:table-cell office:value-type="float" office:value="0.920755947655683" calcext:value-type="float">
            <text:p>0.920755947655683</text:p>
          </table:table-cell>
          <table:table-cell office:value-type="float" office:value="0.104897794799558" calcext:value-type="float">
            <text:p>0.104897794799558</text:p>
          </table:table-cell>
          <table:table-cell office:value-type="float" office:value="0.897363210061913" calcext:value-type="float">
            <text:p>0.897363210061913</text:p>
          </table:table-cell>
          <table:table-cell office:value-type="float" office:value="9.95062698577705" calcext:value-type="float">
            <text:p>9.95062698577705</text:p>
          </table:table-cell>
          <table:table-cell office:value-type="float" office:value="16" calcext:value-type="float">
            <text:p>16</text:p>
          </table:table-cell>
          <table:table-cell office:value-type="float" office:value="58556.2898858136" calcext:value-type="float">
            <text:p>58556.289885813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110467483202623" calcext:value-type="float">
            <text:p>0.110467483202623</text:p>
          </table:table-cell>
          <table:table-cell office:value-type="float" office:value="0.854361116528043" calcext:value-type="float">
            <text:p>0.854361116528043</text:p>
          </table:table-cell>
          <table:table-cell office:value-type="float" office:value="0.116926871717744" calcext:value-type="float">
            <text:p>0.116926871717744</text:p>
          </table:table-cell>
          <table:table-cell office:value-type="float" office:value="0.78450643911926" calcext:value-type="float">
            <text:p>0.78450643911926</text:p>
          </table:table-cell>
          <table:table-cell office:value-type="float" office:value="0.0944075112422415" calcext:value-type="float">
            <text:p>0.094407511242242</text:p>
          </table:table-cell>
          <table:table-cell office:value-type="float" office:value="0.968129842116814" calcext:value-type="float">
            <text:p>0.968129842116814</text:p>
          </table:table-cell>
          <table:table-cell office:value-type="float" office:value="10.065785493222" calcext:value-type="float">
            <text:p>10.065785493222</text:p>
          </table:table-cell>
          <table:table-cell office:value-type="float" office:value="21" calcext:value-type="float">
            <text:p>21</text:p>
          </table:table-cell>
          <table:table-cell office:value-type="float" office:value="60825.9942801729" calcext:value-type="float">
            <text:p>60825.994280172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121188678141353" calcext:value-type="float">
            <text:p>0.121188678141353</text:p>
          </table:table-cell>
          <table:table-cell office:value-type="float" office:value="0.861159773434664" calcext:value-type="float">
            <text:p>0.861159773434664</text:p>
          </table:table-cell>
          <table:table-cell office:value-type="float" office:value="0.105479805358085" calcext:value-type="float">
            <text:p>0.105479805358085</text:p>
          </table:table-cell>
          <table:table-cell office:value-type="float" office:value="0.949568354090176" calcext:value-type="float">
            <text:p>0.949568354090176</text:p>
          </table:table-cell>
          <table:table-cell office:value-type="float" office:value="0.0918064838691031" calcext:value-type="float">
            <text:p>0.091806483869103</text:p>
          </table:table-cell>
          <table:table-cell office:value-type="float" office:value="0.995627014882935" calcext:value-type="float">
            <text:p>0.995627014882935</text:p>
          </table:table-cell>
          <table:table-cell office:value-type="float" office:value="9.51807726761062" calcext:value-type="float">
            <text:p>9.51807726761062</text:p>
          </table:table-cell>
          <table:table-cell office:value-type="float" office:value="36" calcext:value-type="float">
            <text:p>36</text:p>
          </table:table-cell>
          <table:table-cell office:value-type="float" office:value="75029.3262095022" calcext:value-type="float">
            <text:p>75029.3262095022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105557432214232" calcext:value-type="float">
            <text:p>0.105557432214232</text:p>
          </table:table-cell>
          <table:table-cell office:value-type="float" office:value="0.963756629417703" calcext:value-type="float">
            <text:p>0.963756629417703</text:p>
          </table:table-cell>
          <table:table-cell office:value-type="float" office:value="0.126115741454082" calcext:value-type="float">
            <text:p>0.126115741454082</text:p>
          </table:table-cell>
          <table:table-cell office:value-type="float" office:value="0.800911964314681" calcext:value-type="float">
            <text:p>0.800911964314681</text:p>
          </table:table-cell>
          <table:table-cell office:value-type="float" office:value="0.0969073004794492" calcext:value-type="float">
            <text:p>0.096907300479449</text:p>
          </table:table-cell>
          <table:table-cell office:value-type="float" office:value="0.986273369320335" calcext:value-type="float">
            <text:p>0.986273369320335</text:p>
          </table:table-cell>
          <table:table-cell office:value-type="float" office:value="9.20722740407984" calcext:value-type="float">
            <text:p>9.20722740407984</text:p>
          </table:table-cell>
          <table:table-cell office:value-type="float" office:value="33" calcext:value-type="float">
            <text:p>33</text:p>
          </table:table-cell>
          <table:table-cell office:value-type="float" office:value="68963.5813167658" calcext:value-type="float">
            <text:p>68963.581316765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11032044936894" calcext:value-type="float">
            <text:p>0.11032044936894</text:p>
          </table:table-cell>
          <table:table-cell office:value-type="float" office:value="0.858410551433294" calcext:value-type="float">
            <text:p>0.858410551433294</text:p>
          </table:table-cell>
          <table:table-cell office:value-type="float" office:value="0.110609335060439" calcext:value-type="float">
            <text:p>0.110609335060439</text:p>
          </table:table-cell>
          <table:table-cell office:value-type="float" office:value="0.841851383610065" calcext:value-type="float">
            <text:p>0.841851383610065</text:p>
          </table:table-cell>
          <table:table-cell office:value-type="float" office:value="0.0968558151018197" calcext:value-type="float">
            <text:p>0.09685581510182</text:p>
          </table:table-cell>
          <table:table-cell office:value-type="float" office:value="0.954854132992024" calcext:value-type="float">
            <text:p>0.954854132992024</text:p>
          </table:table-cell>
          <table:table-cell office:value-type="float" office:value="10.5244367919321" calcext:value-type="float">
            <text:p>10.5244367919321</text:p>
          </table:table-cell>
          <table:table-cell office:value-type="float" office:value="4" calcext:value-type="float">
            <text:p>4</text:p>
          </table:table-cell>
          <table:table-cell office:value-type="float" office:value="46635.7932643907" calcext:value-type="float">
            <text:p>46635.7932643907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107454297370662" calcext:value-type="float">
            <text:p>0.107454297370662</text:p>
          </table:table-cell>
          <table:table-cell office:value-type="float" office:value="0.838054752079172" calcext:value-type="float">
            <text:p>0.838054752079172</text:p>
          </table:table-cell>
          <table:table-cell office:value-type="float" office:value="0.110199373088825" calcext:value-type="float">
            <text:p>0.110199373088825</text:p>
          </table:table-cell>
          <table:table-cell office:value-type="float" office:value="0.803089448644116" calcext:value-type="float">
            <text:p>0.803089448644116</text:p>
          </table:table-cell>
          <table:table-cell office:value-type="float" office:value="0.0935732266000724" calcext:value-type="float">
            <text:p>0.093573226600072</text:p>
          </table:table-cell>
          <table:table-cell office:value-type="float" office:value="0.922553104517974" calcext:value-type="float">
            <text:p>0.922553104517974</text:p>
          </table:table-cell>
          <table:table-cell office:value-type="float" office:value="10.7344688836455" calcext:value-type="float">
            <text:p>10.7344688836455</text:p>
          </table:table-cell>
          <table:table-cell office:value-type="float" office:value="19" calcext:value-type="float">
            <text:p>19</text:p>
          </table:table-cell>
          <table:table-cell office:value-type="float" office:value="43361.8683069785" calcext:value-type="float">
            <text:p>43361.8683069785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</table:table-row>
        <table:table-row table:style-name="ro2" table:number-rows-repeated="104856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0:58:13.869398503</meta:creation-date>
    <dc:date>2021-12-12T11:04:17.596595341</dc:date>
    <meta:editing-duration>PT6M4S</meta:editing-duration>
    <meta:editing-cycles>1</meta:editing-cycles>
    <meta:document-statistic meta:table-count="1" meta:cell-count="131" meta:object-count="0"/>
    <meta:generator>LibreOffice/6.4.7.2$Linux_X86_64 LibreOffice_project/40$Build-2</meta:generator>
  </office:meta>
</office:document-meta>
</file>